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 style:list-style-name="L1">
      <style:text-properties officeooo:rsid="001bcbec" officeooo:paragraph-rsid="001bcbec"/>
    </style:style>
    <style:style style:name="P3" style:family="paragraph" style:parent-style-name="Standard" style:list-style-name="L1">
      <style:text-properties officeooo:paragraph-rsid="001bcbec"/>
    </style:style>
    <style:style style:name="P4" style:family="paragraph" style:parent-style-name="Standard" style:list-style-name="L1">
      <style:text-properties officeooo:rsid="001efc82" officeooo:paragraph-rsid="001efc82"/>
    </style:style>
    <style:style style:name="P5" style:family="paragraph" style:parent-style-name="Standard" style:list-style-name="L1">
      <style:text-properties officeooo:rsid="001fde6f" officeooo:paragraph-rsid="001fde6f"/>
    </style:style>
    <style:style style:name="P6" style:family="paragraph" style:parent-style-name="Standard" style:list-style-name="L1">
      <style:text-properties officeooo:rsid="001fde6f" officeooo:paragraph-rsid="0021a619"/>
    </style:style>
    <style:style style:name="P7" style:family="paragraph" style:parent-style-name="Standard">
      <style:text-properties officeooo:rsid="001fde6f" officeooo:paragraph-rsid="001fde6f"/>
    </style:style>
    <style:style style:name="P8" style:family="paragraph" style:parent-style-name="Standard" style:list-style-name="L1">
      <style:text-properties officeooo:rsid="0021a619" officeooo:paragraph-rsid="0021a619"/>
    </style:style>
    <style:style style:name="P9" style:family="paragraph" style:parent-style-name="Standard" style:list-style-name="L1">
      <style:text-properties officeooo:rsid="00230ccf" officeooo:paragraph-rsid="00230ccf"/>
    </style:style>
    <style:style style:name="P10" style:family="paragraph" style:parent-style-name="Standard" style:list-style-name="L1">
      <style:text-properties officeooo:rsid="0024212d" officeooo:paragraph-rsid="0024212d"/>
    </style:style>
    <style:style style:name="P11" style:family="paragraph" style:parent-style-name="Standard" style:list-style-name="L1">
      <style:text-properties officeooo:rsid="00248ced" officeooo:paragraph-rsid="00248ced"/>
    </style:style>
    <style:style style:name="P12" style:family="paragraph" style:parent-style-name="Standard">
      <style:text-properties officeooo:rsid="00248ced" officeooo:paragraph-rsid="00248ced"/>
    </style:style>
    <style:style style:name="P13" style:family="paragraph" style:parent-style-name="Standard" style:list-style-name="L1">
      <style:text-properties officeooo:rsid="00267c8c" officeooo:paragraph-rsid="00267c8c"/>
    </style:style>
    <style:style style:name="P14" style:family="paragraph" style:parent-style-name="Standard" style:list-style-name="L1">
      <style:text-properties officeooo:rsid="0026d6d8" officeooo:paragraph-rsid="0026d6d8"/>
    </style:style>
    <style:style style:name="T1" style:family="text">
      <style:text-properties officeooo:rsid="001bcbec"/>
    </style:style>
    <style:style style:name="T2" style:family="text">
      <style:text-properties officeooo:rsid="001fde6f"/>
    </style:style>
    <style:style style:name="T3" style:family="text">
      <style:text-properties officeooo:rsid="0021a619"/>
    </style:style>
    <style:style style:name="T4" style:family="text">
      <style:text-properties officeooo:rsid="0023e06a"/>
    </style:style>
    <style:style style:name="T5" style:family="text">
      <style:text-properties officeooo:rsid="0026d6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evisão</text:span>:</text:p>
      <text:p text:style-name="P1"/>
      <text:list xml:id="list1718370319" text:style-name="L1">
        <text:list-item>
          <text:p text:style-name="P3"><text:span text:style-name="T1">Diagrama de Estados:</text:span></text:p>
          <text:list>
            <text:list-item>
              <text:p text:style-name="P4">Evento que muda o estado de agendada para aguardando orçamento?</text:p>
            </text:list-item>
            <text:list-item>
              <text:p text:style-name="P2">Verificar a utilização do endpoint</text:p>
            </text:list-item>
            <text:list-item>
              <text:p text:style-name="P2">“<text:span text:style-name="T2">manutanção em execução” - <text:s/>nome estranho</text:span></text:p>
            </text:list-item>
            <text:list-item>
              <text:p text:style-name="P14">Status atrasado/adiantado? </text:p>
            </text:list-item>
            <text:list-item>
              <text:p text:style-name="P13">Deve <text:span text:style-name="T5">exportar </text:span>relatório?</text:p>
            </text:list-item>
          </text:list>
        </text:list-item>
      </text:list>
      <text:p text:style-name="P1"/>
      <text:list xml:id="list153139048708963" text:continue-numbering="true" text:style-name="L1">
        <text:list-item>
          <text:p text:style-name="P2">BPMN:</text:p>
          <text:list>
            <text:list-item>
              <text:p text:style-name="P5">Consultas</text:p>
            </text:list-item>
            <text:list-item>
              <text:p text:style-name="P5">Representação da entrada de alterações </text:p>
            </text:list-item>
            <text:list-item>
              <text:p text:style-name="P5">inserir data prevista para o fim da obra</text:p>
            </text:list-item>
            <text:list-item>
              <text:p text:style-name="P5">Homologação da obra e sinalização do fim da obra</text:p>
            </text:list-item>
            <text:list-item>
              <text:p text:style-name="P5">Verificar simbologia</text:p>
            </text:list-item>
          </text:list>
        </text:list-item>
      </text:list>
      <text:p text:style-name="P7"/>
      <text:list xml:id="list153139004471779" text:continue-numbering="true" text:style-name="L1">
        <text:list-item>
          <text:p text:style-name="P2">Requisitos:</text:p>
          <text:list>
            <text:list-item>
              <text:p text:style-name="P5">Verificar estrutura do modelo</text:p>
            </text:list-item>
            <text:list-item>
              <text:p text:style-name="P5">Verificar níveis (RFA-RFU-RFS)</text:p>
            </text:list-item>
            <text:list-item>
              <text:p text:style-name="P9">Onde eu classifico os níveis de usuários?</text:p>
              <text:list>
                <text:list-item>
                  <text:p text:style-name="P6"><text:span text:style-name="T4">Registro</text:span>: </text:p>
                  <text:list>
                    <text:list-item>
                      <text:p text:style-name="P6"><text:span text:style-name="T3">C</text:span>ampos obrigatórios para gerar um agendamento; </text:p>
                    </text:list-item>
                    <text:list-item>
                      <text:p text:style-name="P8">Apenas usuários da área técnica podem <text:span text:style-name="T4">criar um registro?</text:span></text:p>
                    </text:list-item>
                    <text:list-item>
                      <text:p text:style-name="P6"><text:span text:style-name="T3">Data de conclusão prevista é obrigatória no primeiro momento?</text:span></text:p>
                    </text:list-item>
                    <text:list-item>
                      <text:p text:style-name="P6"><text:span text:style-name="T3">Uma ideia é ordenar automaticamente os agendamentos (input: data final e urgência)</text:span></text:p>
                    </text:list-item>
                    <text:list-item>
                      <text:p text:style-name="P8">Mapa deve usar recursos/serviços abertos?</text:p>
                    </text:list-item>
                    <text:list-item>
                      <text:p text:style-name="P8">A rota deve ser gerada sobre a imagem ou também é necessária leitura com gps?</text:p>
                    </text:list-item>
                    <text:list-item>
                      <text:p text:style-name="P9">Nível de detalhamento <text:span text:style-name="T4">nas</text:span> descriç<text:span text:style-name="T4">ões</text:span></text:p>
                    </text:list-item>
                  </text:list>
                </text:list-item>
                <text:list-item>
                  <text:p text:style-name="P9">Financeiro:</text:p>
                  <text:list>
                    <text:list-item>
                      <text:p text:style-name="P10">Deve entrar em registro?</text:p>
                    </text:list-item>
                    <text:list-item>
                      <text:p text:style-name="P10">Separar ou não as funções por usuário?</text:p>
                    </text:list-item>
                    <text:list-item>
                      <text:p text:style-name="P10">Quais são as formas de pagamento?</text:p>
                    </text:list-item>
                  </text:list>
                </text:list-item>
                <text:list-item>
                  <text:p text:style-name="P11">Consultas:</text:p>
                  <text:list>
                    <text:list-item>
                      <text:p text:style-name="P11">não funcional?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list xml:id="list153139897264599" text:continue-numbering="true" text:style-name="L1">
        <text:list-item>
          <text:p text:style-name="P2">Caso de uso:</text:p>
          <text:list>
            <text:list-item>
              <text:p text:style-name="P2"/>
            </text:list-item>
          </text:list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5-16T15:31:37.903162945</dc:date>
    <meta:editing-duration>PT9M3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34" meta:word-count="190" meta:character-count="1074" meta:non-whitespace-character-count="944"/>
  </office:meta>
</office:document-meta>
</file>